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SessionInViewFilter.shouldNotFilter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ViewFilter.getSessionFactory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ViewFilter.lookupSess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nSessionInView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ViewFilter.doFilterInternal( HttpServletRequest request , HttpServletResponse response , FilterChain filterCha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OpenSessionInViewFilter.applySessionBindingInterceptor( WebAsyncManager asyncManager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SessionInViewFilter.openSession( SessionFactory sess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penSessionInViewFilter.setSessionFactoryBeanName( String sessionFactory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ViewFilter.lookupSessionFactory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